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. Fels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6, 1896</text:p>
      <text:p text:style-name="P5">Month<text:tab/><text:tab/><text:tab/><text:tab/><text:tab/><text:tab/>September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icago</text:p>
      <text:p text:style-name="P5">State<text:tab/><text:tab/><text:tab/><text:tab/><text:tab/><text:tab/>IL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lso available in Box 19, FF 9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3">450 W. Randolph St./</text:p>
      <text:p text:style-name="P3">Chicago, Sept. 6. 1896/</text:p>
      <text:p text:style-name="P2">Dr. S. Morais,/</text:p>
      <text:p text:style-name="P2"><text:tab/><text:tab/>Philadelphia./</text:p>
      <text:p text:style-name="P2"><text:tab/>Dear and much esteemed friend:-/</text:p>
      <text:p text:style-name="P2">In sincere sympathy I have heared[sic!] of your/ not being well, but with sincere joy I read also/ in "The Jewish Exponent" that you are now on the/ way of recovery. <text:s/>May He, in whose hands each/ one of us is; grant it that your full health/ may speedily return! <text:s/>May the year now approaching/ have in store for you health &amp; happiness in full/ measure, and may our Father above us spare/ your life and watch over you, as it is the de-/sire of all who have learned to esteem you and to/ appreciate you,--and amongst them, in the first/ line, is/ yours, very truly and very sincerely,/ B. Felsenthal/</text:p>
      <text:p text:style-name="P2">P. S.--A german[sic!] brochure, containing two addresses, I have mailed to/ you, a few days ago, and I trust, you have duly received this booklet./ F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4:53:32.94</meta:creation-date>
    <dc:date>2012-03-22T14:10:16</dc:date>
    <dc:creator>Penn Libraries</dc:creator>
    <meta:editing-duration>PT00H05M2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330" meta:character-count="2168"/>
  </office:meta>
</office:document-meta>
</file>